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style:font-name="Times New Roman" fo:color="#000000" fo:font-size="12pt" style:font-size-asian="12pt" style:font-size-complex="12pt"/>
    </style:style>
    <style:style style:name="P2" style:parent-style-name="Textbody" style:family="paragraph">
      <style:paragraph-properties fo:text-align="center" fo:margin-bottom="0in"/>
      <style:text-properties style:font-name="Times New Roman" fo:font-weight="bold" style:font-weight-asian="bold" style:font-weight-complex="bold" fo:color="#000000"/>
    </style:style>
    <style:style style:name="P3" style:parent-style-name="HorizontalLine" style:family="paragraph">
      <style:text-properties style:font-name="Times New Roman" fo:font-weight="bold" style:font-weight-asian="bold" style:font-weight-complex="bold" fo:font-size="12pt" style:font-size-asian="12pt" style:font-size-complex="12pt"/>
    </style:style>
    <style:style style:name="P4" style:parent-style-name="Heading2" style:family="paragraph">
      <style:text-properties style:font-name="Times New Roman" fo:color="#000000" fo:font-size="12pt" style:font-size-asian="12pt" style:font-size-complex="12pt"/>
    </style:style>
    <style:style style:name="P5" style:parent-style-name="Textbody" style:family="paragraph">
      <style:text-properties style:font-name="Times New Roman" fo:color="#000000"/>
    </style:style>
    <style:style style:name="T6" style:parent-style-name="DefaultParagraphFont" style:family="text">
      <style:text-properties style:font-name="Times New Roman" fo:color="#000000"/>
    </style:style>
    <style:style style:name="T7" style:parent-style-name="DefaultParagraphFont" style:family="text">
      <style:text-properties style:font-name="Times New Roman" fo:color="#000000"/>
    </style:style>
    <style:style style:name="T8" style:parent-style-name="DefaultParagraphFont" style:family="text">
      <style:text-properties style:font-name="Times New Roman" fo:font-weight="bold" style:font-weight-asian="bold" fo:color="#000000"/>
    </style:style>
    <style:style style:name="T9" style:parent-style-name="DefaultParagraphFont" style:family="text">
      <style:text-properties style:font-name="Times New Roman" fo:color="#000000"/>
    </style:style>
    <style:style style:name="P10" style:parent-style-name="Textbody" style:family="paragraph">
      <style:text-properties style:font-name="Times New Roman" fo:color="#000000"/>
    </style:style>
    <style:style style:name="P11" style:parent-style-name="Heading2" style:family="paragraph">
      <style:text-properties style:font-name="Times New Roman" fo:color="#000000" fo:font-size="12pt" style:font-size-asian="12pt" style:font-size-complex="12pt"/>
    </style:style>
    <style:style style:name="T12" style:parent-style-name="DefaultParagraphFont" style:family="text">
      <style:text-properties style:font-name="Times New Roman" fo:color="#000000"/>
    </style:style>
    <style:style style:name="T13" style:parent-style-name="DefaultParagraphFont" style:family="text">
      <style:text-properties style:font-name="Times New Roman" fo:color="#000000"/>
    </style:style>
    <style:style style:name="T14" style:parent-style-name="DefaultParagraphFont" style:family="text">
      <style:text-properties style:font-name="Times New Roman" fo:color="#000000"/>
    </style:style>
    <style:style style:name="T15" style:parent-style-name="DefaultParagraphFont" style:family="text">
      <style:text-properties style:font-name="Times New Roman" fo:color="#000000"/>
    </style:style>
    <style:style style:name="T16" style:parent-style-name="DefaultParagraphFont" style:family="text">
      <style:text-properties style:font-name="Times New Roman" fo:color="#000000"/>
    </style:style>
    <style:style style:name="T17" style:parent-style-name="Teletype" style:family="text">
      <style:text-properties style:font-name="Times New Roman"/>
    </style:style>
    <style:style style:name="T18" style:parent-style-name="DefaultParagraphFont" style:family="text">
      <style:text-properties style:font-name="Times New Roman" fo:color="#000000"/>
    </style:style>
    <style:style style:name="T19" style:parent-style-name="Teletype" style:family="text">
      <style:text-properties style:font-name="Times New Roman"/>
    </style:style>
    <style:style style:name="T20" style:parent-style-name="DefaultParagraphFont" style:family="text">
      <style:text-properties style:font-name="Times New Roman" fo:color="#000000"/>
    </style:style>
    <style:style style:name="T21" style:parent-style-name="Teletype" style:family="text">
      <style:text-properties style:font-name="Times New Roman"/>
    </style:style>
    <style:style style:name="T22" style:parent-style-name="DefaultParagraphFont" style:family="text">
      <style:text-properties style:font-name="Times New Roman" fo:color="#000000"/>
    </style:style>
    <style:style style:name="T23" style:parent-style-name="Teletype" style:family="text">
      <style:text-properties style:font-name="Times New Roman"/>
    </style:style>
    <style:style style:name="T24" style:parent-style-name="DefaultParagraphFont" style:family="text">
      <style:text-properties style:font-name="Times New Roman" fo:color="#000000"/>
    </style:style>
    <style:style style:name="T25" style:parent-style-name="DefaultParagraphFont" style:family="text">
      <style:text-properties style:font-name="Times New Roman" fo:color="#000000"/>
    </style:style>
    <style:style style:name="T26" style:parent-style-name="DefaultParagraphFont" style:family="text">
      <style:text-properties style:font-name="Times New Roman" fo:color="#000000"/>
    </style:style>
    <style:style style:name="T27" style:parent-style-name="DefaultParagraphFont" style:family="text">
      <style:text-properties style:font-name="Times New Roman" fo:color="#000000"/>
    </style:style>
    <style:style style:name="T28" style:parent-style-name="DefaultParagraphFont" style:family="text">
      <style:text-properties style:font-name="Times New Roman" fo:color="#000000"/>
    </style:style>
    <style:style style:name="T29" style:parent-style-name="DefaultParagraphFont" style:family="text">
      <style:text-properties style:font-name="Times New Roman" fo:color="#000000"/>
    </style:style>
    <style:style style:name="T30" style:parent-style-name="DefaultParagraphFont" style:family="text">
      <style:text-properties style:font-name="Times New Roman" fo:color="#000000"/>
    </style:style>
    <style:style style:name="P31" style:parent-style-name="Heading2" style:family="paragraph">
      <style:text-properties style:font-name="Times New Roman" fo:color="#000000" fo:font-size="12pt" style:font-size-asian="12pt" style:font-size-complex="12pt"/>
    </style:style>
    <style:style style:name="T32" style:parent-style-name="DefaultParagraphFont" style:family="text">
      <style:text-properties style:font-name="Times New Roman" fo:color="#000000"/>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fo:color="#000000"/>
    </style:style>
    <style:style style:name="T35" style:parent-style-name="DefaultParagraphFont" style:family="text">
      <style:text-properties style:font-name="Times New Roman" fo:color="#000000"/>
    </style:style>
    <style:style style:name="T36" style:parent-style-name="Teletype" style:family="text">
      <style:text-properties style:font-name="Times New Roman" fo:color="#000000"/>
    </style:style>
    <style:style style:name="T37" style:parent-style-name="DefaultParagraphFont" style:family="text">
      <style:text-properties style:font-name="Times New Roman" fo:color="#000000"/>
    </style:style>
    <style:style style:name="T38" style:parent-style-name="Teletype" style:family="text">
      <style:text-properties style:font-name="Times New Roman" fo:color="#000000"/>
    </style:style>
    <style:style style:name="T39" style:parent-style-name="DefaultParagraphFont" style:family="text">
      <style:text-properties style:font-name="Times New Roman" fo:color="#000000"/>
    </style:style>
    <style:style style:name="T40" style:parent-style-name="Teletype" style:family="text">
      <style:text-properties style:font-name="Times New Roman" fo:color="#000000"/>
    </style:style>
    <style:style style:name="T41" style:parent-style-name="DefaultParagraphFont" style:family="text">
      <style:text-properties style:font-name="Times New Roman" fo:color="#000000"/>
    </style:style>
    <style:style style:name="T42" style:parent-style-name="Teletype" style:family="text">
      <style:text-properties style:font-name="Times New Roman" fo:color="#000000"/>
    </style:style>
    <style:style style:name="T43" style:parent-style-name="DefaultParagraphFont" style:family="text">
      <style:text-properties style:font-name="Times New Roman" fo:color="#000000"/>
    </style:style>
    <style:style style:name="T44" style:parent-style-name="Teletype" style:family="text">
      <style:text-properties style:font-name="Times New Roman" fo:color="#000000"/>
    </style:style>
    <style:style style:name="T45" style:parent-style-name="DefaultParagraphFont" style:family="text">
      <style:text-properties style:font-name="Times New Roman" fo:color="#000000"/>
    </style:style>
    <style:style style:name="P46" style:parent-style-name="Heading2" style:family="paragraph">
      <style:text-properties style:font-name="Times New Roman" fo:color="#000000" fo:font-size="12pt" style:font-size-asian="12pt" style:font-size-complex="12pt"/>
    </style:style>
    <style:style style:name="P47" style:parent-style-name="Textbody" style:family="paragraph">
      <style:text-properties style:font-name="Times New Roman" fo:color="#000000"/>
    </style:style>
    <style:style style:name="P48" style:parent-style-name="Textbody" style:family="paragraph">
      <style:paragraph-properties fo:margin-bottom="0in"/>
    </style:style>
    <style:style style:name="T49" style:parent-style-name="DefaultParagraphFont" style:family="text">
      <style:text-properties style:font-name="Times New Roman" fo:color="#000000"/>
    </style:style>
    <style:style style:name="T50" style:parent-style-name="DefaultParagraphFont" style:family="text">
      <style:text-properties style:font-name="Times New Roman" fo:color="#000000"/>
    </style:style>
    <style:style style:name="P51" style:parent-style-name="Textbody" style:family="paragraph">
      <style:paragraph-properties fo:margin-bottom="0in"/>
    </style:style>
    <style:style style:name="T52" style:parent-style-name="DefaultParagraphFont" style:family="text">
      <style:text-properties style:font-name="Times New Roman" fo:color="#000000"/>
    </style:style>
    <style:style style:name="P53" style:parent-style-name="Textbody" style:family="paragraph"/>
    <style:style style:name="T54" style:parent-style-name="DefaultParagraphFont" style:family="text">
      <style:text-properties style:font-name="Times New Roman" fo:color="#000000"/>
    </style:style>
    <style:style style:name="T55" style:parent-style-name="DefaultParagraphFont" style:family="text">
      <style:text-properties style:font-name="Times New Roman" fo:color="#000000"/>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color="#000000"/>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color="#000000"/>
    </style:style>
    <style:style style:name="T60" style:parent-style-name="DefaultParagraphFont" style:family="text">
      <style:text-properties style:font-name="Times New Roman" fo:color="#000000"/>
    </style:style>
    <style:style style:name="T61" style:parent-style-name="DefaultParagraphFont" style:family="text">
      <style:text-properties style:font-name="Times New Roman" fo:color="#000000"/>
    </style:style>
    <style:style style:name="T62" style:parent-style-name="DefaultParagraphFont" style:family="text">
      <style:text-properties style:font-name="Times New Roman" fo:color="#000000"/>
    </style:style>
    <style:style style:name="T63" style:parent-style-name="Teletype" style:family="text">
      <style:text-properties style:font-name="Times New Roman" fo:color="#000000"/>
    </style:style>
    <style:style style:name="T64" style:parent-style-name="DefaultParagraphFont" style:family="text">
      <style:text-properties style:font-name="Times New Roman" fo:color="#000000"/>
    </style:style>
    <style:style style:name="T65" style:parent-style-name="Teletype" style:family="text">
      <style:text-properties style:font-name="Times New Roman" fo:color="#000000"/>
    </style:style>
    <style:style style:name="T66" style:parent-style-name="DefaultParagraphFont" style:family="text">
      <style:text-properties style:font-name="Times New Roman" fo:color="#000000"/>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color="#000000"/>
    </style:style>
    <style:style style:name="P73" style:parent-style-name="Heading2" style:family="paragraph">
      <style:text-properties style:font-name="Times New Roman" fo:color="#000000" fo:font-size="12pt" style:font-size-asian="12pt" style:font-size-complex="12pt"/>
    </style:style>
    <style:style style:name="T74" style:parent-style-name="DefaultParagraphFont" style:family="text">
      <style:text-properties style:font-name="Times New Roman" fo:color="#000000"/>
    </style:style>
    <style:style style:name="T75" style:parent-style-name="Teletype" style:family="text">
      <style:text-properties style:font-name="Times New Roman" fo:color="#000000"/>
    </style:style>
    <style:style style:name="T76" style:parent-style-name="DefaultParagraphFont" style:family="text">
      <style:text-properties style:font-name="Times New Roman" fo:color="#000000"/>
    </style:style>
    <style:style style:name="T77" style:parent-style-name="Teletype" style:family="text">
      <style:text-properties style:font-name="Times New Roman" fo:color="#000000"/>
    </style:style>
    <style:style style:name="T78" style:parent-style-name="DefaultParagraphFont" style:family="text">
      <style:text-properties style:font-name="Times New Roman" fo:color="#000000"/>
    </style:style>
    <style:style style:name="P79" style:parent-style-name="Textbody" style:family="paragraph">
      <style:paragraph-properties fo:margin-bottom="0in"/>
      <style:text-properties style:font-name="Times New Roman" fo:color="#000000"/>
    </style:style>
    <style:style style:name="P80" style:parent-style-name="Textbody" style:family="paragraph">
      <style:paragraph-properties fo:margin-bottom="0in"/>
      <style:text-properties style:font-name="Times New Roman" fo:color="#000000"/>
    </style:style>
    <style:style style:name="P81" style:parent-style-name="Textbody" style:family="paragraph">
      <style:text-properties style:font-name="Times New Roman" fo:color="#000000"/>
    </style:style>
    <style:style style:name="P82" style:parent-style-name="Textbody" style:family="paragraph">
      <style:text-properties style:font-name="Times New Roman" fo:color="#000000"/>
    </style:style>
    <style:style style:name="T83" style:parent-style-name="DefaultParagraphFont" style:family="text">
      <style:text-properties style:font-name="Times New Roman" fo:color="#000000"/>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color="#000000"/>
    </style:style>
    <style:style style:name="P86" style:parent-style-name="Textbody" style:family="paragraph">
      <style:text-properties style:font-name="Times New Roman" fo:color="#000000"/>
    </style:style>
    <style:style style:name="P87" style:parent-style-name="Textbody" style:family="paragraph">
      <style:text-properties style:font-name="Times New Roman" fo:color="#000000"/>
    </style:style>
    <style:style style:name="P88" style:parent-style-name="Textbody" style:family="paragraph">
      <style:paragraph-properties fo:margin-bottom="0in"/>
    </style:style>
    <style:style style:name="T89" style:parent-style-name="DefaultParagraphFont" style:family="text">
      <style:text-properties style:font-name="Times New Roman" fo:color="#000000"/>
    </style:style>
    <style:style style:name="T90" style:parent-style-name="Teletype" style:family="text">
      <style:text-properties style:font-name="Times New Roman" fo:color="#000000"/>
    </style:style>
    <style:style style:name="T91" style:parent-style-name="DefaultParagraphFont" style:family="text">
      <style:text-properties style:font-name="Times New Roman" fo:color="#000000"/>
    </style:style>
    <style:style style:name="P92" style:parent-style-name="Textbody" style:family="paragraph">
      <style:text-properties style:font-name="Times New Roman" fo:color="#000000"/>
    </style:style>
    <style:style style:name="P93" style:parent-style-name="Textbody" style:family="paragraph">
      <style:text-properties style:font-name="Times New Roman" fo:color="#000000"/>
    </style:style>
    <style:style style:name="T94" style:parent-style-name="DefaultParagraphFont" style:family="text">
      <style:text-properties style:font-name="Times New Roman"/>
    </style:style>
  </office:automatic-styles>
  <office:body>
    <office:text text:use-soft-page-breaks="true">
      <text:h text:style-name="P1" text:outline-level="1">Programming Assignment 2<text:line-break/>Web Mashup: Display House Address on a Map with Weather details</text:h>
      <text:p text:style-name="P2">Due on Tuesday Oct 26 <text:s/>before midnight<text:line-break/></text:p>
      <text:p text:style-name="P3"/>
      <text:h text:style-name="P4" text:outline-level="2">Description</text:h>
      <text:p text:style-name="P5">The goal of this project is to create a<text:s/>web mashup that combines two web services: Google Maps and the Geoname, using JavaScript and AJAX. When you click on a on the map, your application will display the postal address and the weather.</text:p>
      <text:p text:style-name="Textbody"><text:span text:style-name="T6">This project must be done individually. No copying is permi</text:span><text:span text:style-name="T7">tted.<text:s/></text:span><text:span text:style-name="T8">Note: We will use a system for detecting software plagiarism.<text:s/></text:span><text:span text:style-name="T9">That is, your program will be compared with the programs of the other students in class as well as with the programs submitted in previous years.</text:span></text:p>
      <text:p text:style-name="P10">Note that, if you use a Search Engine to find similar programs on the web, we will find these programs too. So don't do it because you will get caught and you will get an F in the course (this is cheating). Don't look for code to use for your project on the web or from other students (current or past). Just do your project alone using the help given in this project description and from your instructor and GTA only. Finally, you should not post your code nor deploy your project on a public web site.</text:p>
      <text:h text:style-name="P11" text:outline-level="2">Platform</text:h>
      <text:p text:style-name="Textbody"><text:span text:style-name="T12">You will do this project on your own PC/l</text:span><text:span text:style-name="T13">aptop. You need to install the<text:s/></text:span><text:a xlink:href="https://www.apachefriends.org/" office:target-frame-name="_top" xlink:show="replace"><text:span text:style-name="T14">XAMPP</text:span></text:a><text:span text:style-name="T15"><text:s/>web server, which includes the Apache http web server, PHP, MySQL (MariaDB), and PHPMyAdmin (these are the only components you need). It's about 125MBs (775MBs after insta</text:span><text:span text:style-name="T16">llation) and can be installed on Windows, Linux, and OS X. The installation directory is<text:s/></text:span><text:span text:style-name="T17">\xampp<text:s/></text:span><text:span text:style-name="T18">for Windows,<text:s/></text:span><text:span text:style-name="T19">/opt/lampp<text:s/></text:span><text:span text:style-name="T20">for Linux, and<text:s/></text:span><text:span text:style-name="T21">/Applications/XAMPP<text:s/></text:span><text:span text:style-name="T22">for OS X. To start the server on Windows, you run<text:s/></text:span><text:span text:style-name="T23">\xampp\xampp-control.exe<text:s/></text:span><text:span text:style-name="T24">and you start the Apache w</text:span><text:span text:style-name="T25">eb server. You may have to change the Security properties of this executable to Full Control for Users. If you get an error "Apache shutdown unexpectedly", read<text:s/></text:span><text:a xlink:href="http://w3guy.com/fix-xampp-error-apache-shutdown-unexpectedly/" office:target-frame-name="_top" xlink:show="replace"><text:span text:style-name="T26">this</text:span></text:a><text:span text:style-name="T27">.</text:span></text:p>
      <text:p text:style-name="Textbody"><text:span text:style-name="T28">You will<text:s/></text:span><text:span text:style-name="T29">test the project on your PC/laptop using either the Chrome or Firefox browser. The project grading will be done on a Firefox browser. If you do not have Firefox installed, you can install it from<text:s/></text:span><text:a xlink:href="http://www.mozilla.org/en-US/" office:target-frame-name="_top" xlink:show="replace">http://www.mozilla.org/en-US/</text:a><text:span text:style-name="T30">. Firefox comes with Web Developer Tools for debugging HTML and JavaScript.</text:span></text:p>
      <text:h text:style-name="P31" text:outline-level="2">Setting up your project</text:h>
      <text:p text:style-name="Textbody"><text:span text:style-name="T32">Download the project1 zipped directory from blackboard</text:span><text:span text:style-name="T33">.</text:span><text:span text:style-name="T34"><text:s/>Unarchive the files inside your web server document root directory. The project1<text:s/></text:span><text:span text:style-name="T35">directory contains 2 files: webmash</text:span><text:span text:style-name="T36">.html</text:span><text:span text:style-name="T37"><text:s/>and webmash</text:span><text:span text:style-name="T38">.js.</text:span><text:span text:style-name="T39"><text:s/>See the example in webmash</text:span><text:span text:style-name="T40">.js</text:span><text:span text:style-name="T41">. Your project is to edit webmash</text:span><text:span text:style-name="T42">.html<text:s/></text:span><text:span text:style-name="T43">and webmash</text:span><text:span text:style-name="T44">.js<text:s/></text:span><text:span text:style-name="T45">as explained in the description of the web application.</text:span></text:p>
      <text:soft-page-break/>
      <text:h text:style-name="P46" text:outline-level="2">Web Services used by the Web Mashup</text:h>
      <text:p text:style-name="P47">For this project, you will use the</text:p>
      <text:list text:style-name="LFO1" text:continue-numbering="true">
        <text:list-item>
          <text:p text:style-name="P48"><text:a xlink:href="http://www.geonames.org/export/JSON-webservices.html#weatherJSON" office:target-frame-name="_top" xlink:show="replace">Weather Service</text:a><text:span text:style-name="T49"><text:s/>from the<text:s/></text:span><text:a xlink:href="http://www.geonames.org/" office:target-frame-name="_top" xlink:show="replace">GeoNames API</text:a><text:span text:style-name="T50"><text:s/>(more specifically, findNearByWeatherXML)</text:span></text:p>
        </text:list-item>
        <text:list-item>
          <text:p text:style-name="P51"><text:a xlink:href="http://code.google.com/apis/maps/documentation/javascript/geocoding.html" office:target-frame-name="_top" xlink:show="replace">Geocoding and Reverse Geocoding</text:a><text:span text:style-name="T52"><text:s/>from the<text:s/></text:span><text:a xlink:href="https://developers.google.com/maps/documentation/javascript/tutorial" office:target-frame-name="_top" xlink:show="replace">Google Maps JavaScript API</text:a></text:p>
        </text:list-item>
        <text:list-item>
          <text:p text:style-name="P53"><text:a xlink:href="https://developers.google.com/maps/documentation/javascript/markers" office:target-frame-name="_top" xlink:show="replace"><text:span text:style-name="T54">Google Map Markers</text:span></text:a></text:p>
        </text:list-item>
      </text:list>
      <text:p text:style-name="Textbody"><text:span text:style-name="T55">To use<text:s/></text:span><text:a xlink:href="https://developers.google.com/maps/documentation/javascript/tutorial" office:target-frame-name="_top" xlink:show="replace"><text:span text:style-name="T56">Google Maps</text:span></text:a><text:span text:style-name="T57">, you need to get an<text:s/></text:span><text:a xlink:href="https://developers.google.com/maps/documentation/javascript/get-api-key" office:target-frame-name="_top" xlink:show="replace"><text:span text:style-name="T58">API key</text:span></text:a><text:span text:style-name="T59"><text:s/>(you will need to login using your google account). To use the<text:s/></text:span><text:a xlink:href="http://www.geonames.org/" office:target-frame-name="_top" xlink:show="replace">GeoNames API</text:a><text:span text:style-name="T60">, you need to<text:s/></text:span><text:a xlink:href="http://www.geonames.org/login" office:target-frame-name="_top" xlink:show="replace">register</text:a><text:span text:style-name="T61"><text:s/>and obtain a username which will act as the API Key.</text:span><text:span text:style-name="T62"><text:s/>After you get the two API keys, you put them in webmash</text:span><text:span text:style-name="T63">.html<text:s/></text:span><text:span text:style-name="T64">and webmash</text:span><text:span text:style-name="T65">.js<text:s/></text:span><text:span text:style-name="T66">(replace ???? with your keys), you start your XAMPP web server, and you test your setup on your web browser by using the URL address<text:s/></text:span><text:a xlink:href="http://localhost/project2/map.html" office:target-frame-name="_top" xlink:show="replace"><text:span text:style-name="T67">http://localhost/project</text:span></text:a><text:a xlink:href="http://localhost/project2/map.html" office:target-frame-name="_top" xlink:show="replace"><text:span text:style-name="T68">1</text:span></text:a><text:a xlink:href="http://localhost/project2/map.html" office:target-frame-name="_top" xlink:show="replace"><text:span text:style-name="T69">/</text:span></text:a><text:a xlink:href="http://localhost/project2/map.html" office:target-frame-name="_top" xlink:show="replace"><text:span text:style-name="T70">webmash</text:span></text:a><text:a xlink:href="http://localhost/project2/map.html" office:target-frame-name="_top" xlink:show="replace"><text:span text:style-name="T71">.html</text:span></text:a><text:span text:style-name="T72">.</text:span></text:p>
      <text:h text:style-name="P73" text:outline-level="2">Project Description</text:h>
      <text:p text:style-name="Textbody"><text:span text:style-name="T74">You need to edit the HTML file webmash</text:span><text:span text:style-name="T75">.html<text:s/></text:span><text:span text:style-name="T76">and the JavaScript file webmash</text:span><text:span text:style-name="T77">.js</text:span><text:span text:style-name="T78">. Your HTML web page must have 3 sections:</text:span></text:p>
      <text:list text:style-name="LFO2" text:continue-numbering="true">
        <text:list-item>
          <text:p text:style-name="P79">a button: Clear.</text:p>
        </text:list-item>
        <text:list-item>
          <text:p text:style-name="P80">a Google map of size 600*500 pixels, initially centered<text:s/>at (32.75, -97.13) with zoom level 17</text:p>
        </text:list-item>
        <text:list-item>
          <text:p text:style-name="P81">a text display area</text:p>
        </text:list-item>
      </text:list>
      <text:p text:style-name="P82">Your program must insert an overlay marker on the Google map pinned on the latest address that displays the postal address and the weather (temperature, windspeed and clouds) from GeoNames. The text<text:s/>display area is the history log that displays all the addresses and its respective weather details that you have found so far (latest address is last). Each time you find a house, you erase the old marker from the map (if any), you display a new marker on<text:s/>the map on the house location (with address and weather), and you append this information to the display area.</text:p>
      <text:p text:style-name="Textbody"><text:span text:style-name="T83">To implement, when you click on the map, your program must find the address of the point you clicked (using<text:s/></text:span><text:a xlink:href="http://code.google.com/apis/maps/documentation/javascript/geocoding.html#ReverseGeocoding" office:target-frame-name="_top" xlink:show="replace"><text:span text:style-name="T84">Reverse Geocoding</text:span></text:a><text:span text:style-name="T85">) and while clicking on map, you will get the latitude and longitude of the point which is sent to GeoName API ( findNearByWeatherXML ) for getting the weather details.</text:span></text:p>
      <text:p text:style-name="P86">Note that the call to the findNearByWeatherXML API must be done using Ajax: inside the callback function (the listener for the left click) of the map, you should create an Ajax request that calls the findNearByWeatherXML API. When the result arrives (this<text:s/>is the callback of the Ajax request), you extract the temperature, clouds and windspeed and you display a new overlay marker on the map at the point you clicked. The overlay marker must display the postal address and weather details. The same information<text:s/>must be appended at the end of the text display area (third section). Note also that the map must display at most one marker and the text display area may contain multiple addresses/zestimates. If it is an invalid address or there is no weather details, you don't change anything. Finally, the Clear button clears the text input only.</text:p>
      <text:p text:style-name="P87">Hints:</text:p>
      <text:soft-page-break/>
      <text:list text:style-name="LFO3" text:continue-numbering="true">
        <text:list-item>
          <text:p text:style-name="P88"><text:span text:style-name="T89">How to URL-encode the address to map it to GeoNames api: use the method<text:s/></text:span><text:span text:style-name="T90">encodeURI(address)</text:span><text:span text:style-name="T91">.</text:span></text:p>
        </text:list-item>
      </text:list>
      <text:p text:style-name="P92"/>
      <text:p text:style-name="P93">Note that everything should be done asynchronously and your web page should never be redrawn completely. You need only one XMLHttpRequest object for sending a request to GeoNames, since Google Maps is already asynchronous.</text:p>
      <text:p text:style-name="Textbody"><text:span text:style-name="T9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Liberation Mono" style:font-name-asian="Droid Sans Fallback"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IZABETH DIAZ</dc:creator>
    <meta:creation-date>2016-09-30T01:21:00Z</meta:creation-date>
    <dc:date>2016-09-30T01:21:00Z</dc:date>
    <meta:template xlink:href="Normal" xlink:type="simple"/>
    <meta:editing-cycles>2</meta:editing-cycles>
    <meta:editing-duration>PT0S</meta:editing-duration>
    <meta:document-statistic meta:page-count="3" meta:paragraph-count="13" meta:word-count="997" meta:character-count="6670" meta:row-count="47" meta:non-whitespace-character-count="5686"/>
  </office:meta>
</office:document-meta>
</file>